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2000000C7E3F66B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94cm" svg:y="-0.282cm" svg:width="21.53cm" svg:height="6.814cm" draw:z-index="0"><draw:image xlink:href="Pictures/1000000100000542000000C7E3F66B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5:51:27.232000000</meta:creation-date>
    <dc:date>2024-10-29T15:52:03.947000000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